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5-03-17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5-02-11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5-01-14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4-12-10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4-11-13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4-10-16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4-09-11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4-08-13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4-07-09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4-06-10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4-04-08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4-02-05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4-01-08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3-12-1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3-11-08 0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3-10-10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3-09-11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3-07-13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3-06-0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3-05-08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3-04-10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3-03-07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3-02-06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3-01-10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2-12-13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2-10-11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2-09-12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2-08-11 0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2-06-13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2-05-10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2-04-11 0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2-03-15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2-02-08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2-01-10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1-10-11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1-07-13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1-04-13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1-01-04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0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0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0-06-01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0-03-02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0-02-03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20-01-06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8" meta:object-count="0"/>
    <meta:user-defined meta:name="AppVersion">3.0</meta:user-defined>
  </office:meta>
</office:document-meta>
</file>